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33" fo:font-size="14pt" style:text-underline-style="solid" style:text-underline-width="auto" style:text-underline-color="font-color" fo:font-weight="bold" officeooo:rsid="000a56fa" officeooo:paragraph-rsid="000a56f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byssinica SIL" fo:font-size="12pt" style:font-size-asian="12pt" style:font-size-complex="12pt"/>
    </style:style>
    <style:style style:name="P3" style:family="paragraph" style:parent-style-name="Standard">
      <style:text-properties style:font-name="Abyssinica SIL" fo:font-size="12pt" officeooo:paragraph-rsid="000b1b40" style:font-size-asian="12pt" style:font-size-complex="12pt"/>
    </style:style>
    <style:style style:name="P4" style:family="paragraph" style:parent-style-name="Standard">
      <style:text-properties style:font-name="Abyssinica SIL" fo:font-size="12pt" officeooo:paragraph-rsid="000ca293" style:font-size-asian="12pt" style:font-size-complex="12pt"/>
    </style:style>
    <style:style style:name="P5" style:family="paragraph" style:parent-style-name="Standard">
      <style:text-properties style:font-name="Abyssinica SIL" fo:font-size="12pt" officeooo:paragraph-rsid="000d66a4" style:font-size-asian="12pt" style:font-size-complex="12pt"/>
    </style:style>
    <style:style style:name="P6" style:family="paragraph" style:parent-style-name="Standard">
      <style:text-properties style:font-name="Abyssinica SIL" fo:font-size="12pt" officeooo:paragraph-rsid="000e4c38" style:font-size-asian="12pt" style:font-size-complex="12pt"/>
    </style:style>
    <style:style style:name="P7" style:family="paragraph" style:parent-style-name="Standard">
      <style:text-properties style:font-name="Abyssinica SIL" fo:font-size="12pt" officeooo:paragraph-rsid="000e7824" style:font-size-asian="12pt" style:font-size-complex="12pt"/>
    </style:style>
    <style:style style:name="P8" style:family="paragraph" style:parent-style-name="Standard">
      <style:text-properties style:font-name="Abyssinica SIL" fo:font-size="12pt" officeooo:paragraph-rsid="000ec71d" style:font-size-asian="12pt" style:font-size-complex="12pt"/>
    </style:style>
    <style:style style:name="P9" style:family="paragraph" style:parent-style-name="Standard">
      <style:text-properties style:font-name="Abyssinica SIL" fo:font-size="12pt" officeooo:paragraph-rsid="000ed2bd" style:font-size-asian="12pt" style:font-size-complex="12pt"/>
    </style:style>
    <style:style style:name="T1" style:family="text">
      <style:text-properties fo:color="#333333" style:text-underline-style="none" fo:font-weight="normal" officeooo:rsid="000b1b40" style:font-weight-asian="normal" style:font-weight-complex="normal"/>
    </style:style>
    <style:style style:name="T2" style:family="text">
      <style:text-properties style:font-name="Abyssinica SIL" fo:font-size="12pt" officeooo:rsid="000e4c38" style:font-size-asian="12pt" style:font-size-complex="12pt"/>
    </style:style>
    <style:style style:name="T3" style:family="text">
      <style:text-properties officeooo:rsid="000ca293"/>
    </style:style>
    <style:style style:name="T4" style:family="text">
      <style:text-properties officeooo:rsid="000d66a4"/>
    </style:style>
    <style:style style:name="T5" style:family="text">
      <style:text-properties officeooo:rsid="000e4c38"/>
    </style:style>
    <style:style style:name="T6" style:family="text">
      <style:text-properties officeooo:rsid="000e7824"/>
    </style:style>
    <style:style style:name="T7" style:family="text">
      <style:text-properties officeooo:rsid="000ec71d"/>
    </style:style>
    <style:style style:name="T8" style:family="text">
      <style:text-properties officeooo:rsid="000ed2bd"/>
    </style:style>
    <style:style style:name="T9" style:family="text">
      <style:text-properties fo:font-size="12pt" officeooo:rsid="000e4c3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T QUESTIONS</text:p>
      <text:p text:style-name="P1"/>
      <text:p text:style-name="P2">1. Explain the difference between WSN and IoT.</text:p>
      <text:p text:style-name="P2">2. Briefly explain the characteristics of WoT</text:p>
      <text:p text:style-name="P2">3. Give examples of real-life WoT systems</text:p>
      <text:p text:style-name="P3"><text:span text:style-name="T1">4. </text:span>Explain the difference between cloud storage &amp; computing and normal computer storage &amp; computing</text:p>
      <text:p text:style-name="P4"><text:span text:style-name="T3">5. </text:span>What are the negative impacts that might come with IoT?</text:p>
      <text:p text:style-name="P4"><text:span text:style-name="T3">6. </text:span>Can full adoption of IoT lead to unemployment in the developing world? What are your reasons?</text:p>
      <text:p text:style-name="P5"><text:span text:style-name="T4">7. </text:span>How is IoT been applied in the field of Education and Research? (Internet of smart learning and research)</text:p>
      <text:p text:style-name="P6"><text:span text:style-name="T5">8. </text:span>Discuss and give reasons that explain the significance of standards and protocols</text:p>
      <text:p text:style-name="P6"><text:span text:style-name="T5">9. </text:span>Are there any disadvantages of standardizing Internet-based protocols?</text:p>
      <text:p text:style-name="P6"><text:span text:style-name="T5">10. </text:span>Give possible reasons that make standardizing IoT protocols difficult</text:p>
      <text:p text:style-name="P7"><text:span text:style-name="T6">11. </text:span>What tasks does the preprocessing layer perform?</text:p>
      <text:p text:style-name="P8"><text:span text:style-name="T7">12. </text:span>Explain why the protocols discussed above are built on standards specified by IEEE</text:p>
      <text:p text:style-name="P8"><text:span text:style-name="T7">13. </text:span>How has the NFC protocol has been standardized</text:p>
      <text:p text:style-name="P9"><text:span text:style-name="T8">14. </text:span>Can IoT devices use the existing TCP/IP protocols? Why?</text:p>
      <text:p text:style-name="P9"><text:span text:style-name="T8">15. </text:span>What are the challenges that come with implementation of IPv6? </text:p>
      <text:p text:style-name="P9"><text:span text:style-name="T8">16. </text:span>Can IPv4 and IPv6 co-exist? • Which version of IP does IoT implement? Why? </text:p>
      <text:p text:style-name="P9"><text:span text:style-name="T8">17. I</text:span>s there need for a higher version Internet Protoco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9:40:36.918798511</meta:creation-date>
    <dc:date>2017-05-14T15:57:19.292494772</dc:date>
    <meta:editing-duration>PT21M27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8" meta:word-count="195" meta:character-count="1186" meta:non-whitespace-character-count="1007"/>
  </office:meta>
</office:document-meta>
</file>